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D90000011A698F272B.png" manifest:media-type="image/png"/>
  <manifest:file-entry manifest:full-path="Pictures/1000000000000211000001318BA4CF5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0.87cm" svg:height="6.271cm" svg:x="15.627cm" svg:y="6.5cm">
          <draw:image xlink:href="Pictures/1000000000000211000001318BA4CF59.png" xlink:type="simple" xlink:show="embed" xlink:actuate="onLoad">
            <text:p/>
          </draw:image>
        </draw:frame>
        <draw:frame draw:style-name="gr1" draw:text-style-name="P1" draw:layer="layout" svg:width="8.661cm" svg:height="5.159cm" svg:x="5.8cm" svg:y="6.641cm">
          <draw:image xlink:href="Pictures/10000000000001D90000011A698F27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12T13:32:04</meta:creation-date>
    <dc:date>2013-03-12T13:33:36</dc:date>
    <dc:creator>Mikel Aranguren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